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cfb2" officeooo:paragraph-rsid="0004cfb2"/>
    </style:style>
    <style:style style:name="P2" style:family="paragraph" style:parent-style-name="Standard">
      <style:paragraph-properties fo:text-align="start" style:justify-single-word="false"/>
      <style:text-properties officeooo:rsid="0004cfb2" officeooo:paragraph-rsid="000620d8"/>
    </style:style>
    <style:style style:name="P3" style:family="paragraph" style:parent-style-name="Standard">
      <style:paragraph-properties fo:text-align="center" style:justify-single-word="false"/>
      <style:text-properties fo:font-size="14pt" officeooo:rsid="0004cfb2" officeooo:paragraph-rsid="0004cfb2" style:font-size-asian="14pt" style:font-size-complex="14pt"/>
    </style:style>
    <style:style style:name="P4" style:family="paragraph" style:parent-style-name="Standard">
      <style:paragraph-properties fo:text-align="start" style:justify-single-word="false"/>
      <style:text-properties officeooo:paragraph-rsid="0004cfb2"/>
    </style:style>
    <style:style style:name="P5" style:family="paragraph" style:parent-style-name="Standard">
      <style:paragraph-properties fo:text-align="start" style:justify-single-word="false"/>
      <style:text-properties officeooo:paragraph-rsid="000620d8"/>
    </style:style>
    <style:style style:name="P6" style:family="paragraph" style:parent-style-name="Standard">
      <style:paragraph-properties fo:text-align="start" style:justify-single-word="false"/>
      <style:text-properties officeooo:paragraph-rsid="00068de5"/>
    </style:style>
    <style:style style:name="P7" style:family="paragraph" style:parent-style-name="Standard">
      <style:paragraph-properties fo:text-align="start" style:justify-single-word="false"/>
      <style:text-properties officeooo:paragraph-rsid="0007e9d1"/>
    </style:style>
    <style:style style:name="P8" style:family="paragraph" style:parent-style-name="Standard">
      <style:paragraph-properties fo:text-align="start" style:justify-single-word="false"/>
      <style:text-properties officeooo:rsid="000620d8" officeooo:paragraph-rsid="000620d8"/>
    </style:style>
    <style:style style:name="P9" style:family="paragraph" style:parent-style-name="Standard">
      <style:paragraph-properties fo:text-align="start" style:justify-single-word="false"/>
      <style:text-properties officeooo:rsid="000620d8" officeooo:paragraph-rsid="0007e9d1"/>
    </style:style>
    <style:style style:name="P10" style:family="paragraph" style:parent-style-name="Standard">
      <style:paragraph-properties fo:text-align="start" style:justify-single-word="false"/>
      <style:text-properties officeooo:rsid="00068de5" officeooo:paragraph-rsid="00068de5"/>
    </style:style>
    <style:style style:name="P11" style:family="paragraph" style:parent-style-name="Standard">
      <style:paragraph-properties fo:text-align="start" style:justify-single-word="false"/>
      <style:text-properties officeooo:rsid="0007e9d1" officeooo:paragraph-rsid="0007e9d1"/>
    </style:style>
    <style:style style:name="T1" style:family="text">
      <style:text-properties officeooo:rsid="0004cfb2"/>
    </style:style>
    <style:style style:name="T2" style:family="text">
      <style:text-properties fo:font-size="8pt" officeooo:rsid="0004cfb2" style:font-size-asian="8pt" style:font-size-complex="8pt"/>
    </style:style>
    <style:style style:name="T3" style:family="text">
      <style:text-properties officeooo:rsid="000620d8"/>
    </style:style>
    <style:style style:name="T4" style:family="text">
      <style:text-properties officeooo:rsid="00068de5"/>
    </style:style>
    <style:style style:name="T5" style:family="text">
      <style:text-properties officeooo:rsid="0007e9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z 4-C</text:p>
      <text:p text:style-name="P3"/>
      <text:p text:style-name="P1"/>
      <text:p text:style-name="P4"><text:span text:style-name="T1">1. <text:s/></text:span>Response 3: The explanation isn’t good enough</text:p>
      <text:p text:style-name="P4"><text:span text:style-name="T1">2. <text:s/></text:span>Response 1: Deny the explanandum </text:p>
      <text:p text:style-name="P4"><text:span text:style-name="T1">3. <text:s/>Response 1: Deny the explanandum (</text:span><text:a xlink:type="simple" xlink:href="https://www.fifa.com/fifa-world-ranking/associations/association/IND/women/" text:style-name="Internet_20_link" text:visited-style-name="Visited_20_Internet_20_Link"><text:span text:style-name="T2">h</text:span></text:a><text:a xlink:type="simple" xlink:href="https://www.fifa.com/fifa-world-ranking/associations/association/IND/women/" text:style-name="Internet_20_link" text:visited-style-name="Visited_20_Internet_20_Link"><text:span text:style-name="T2">ttps://www.fifa.com/fifa-world-ranking/associations/association/IND/women/</text:span></text:a><text:span text:style-name="T2">)</text:span></text:p>
      <text:p text:style-name="P2">4. <text:s/>Response 1: Deny the explanandum</text:p>
      <text:p text:style-name="P4"><text:span text:style-name="T1">5. <text:s/></text:span>Response 2: It cannot explain the explanandum</text:p>
      <text:p text:style-name="P4"/>
      <text:p text:style-name="P4"><text:tab/><text:tab/><text:tab/><text:tab/><text:tab/><text:tab/></text:p>
      <text:p text:style-name="P4"><text:tab/><text:tab/><text:tab/><text:tab/><text:tab/><text:tab/><text:span text:style-name="T3">Quiz 4-D </text:span></text:p>
      <text:p text:style-name="P4"/>
      <text:p text:style-name="P5"><text:span text:style-name="T3">1.</text:span></text:p>
      <text:p text:style-name="P5"><text:span text:style-name="T3">Explanandum : </text:span>If you go bald then your fingernails stop growing. </text:p>
      <text:p text:style-name="P5"><text:span text:style-name="T3">P2. </text:span>This is a sign that your fingernails are made from the same thing as hair is.</text:p>
      <text:p text:style-name="P8">P3. There are no better explanations of the explanandum.</text:p>
      <text:p text:style-name="P8">C : Your fingernails are made from the same thing as hair is.</text:p>
      <text:p text:style-name="P8"/>
      <text:p text:style-name="P9">Response 1: Deny the explanandum</text:p>
      <text:p text:style-name="P4"/>
      <text:p text:style-name="P5"><text:span text:style-name="T3">2.</text:span></text:p>
      <text:p text:style-name="P5"><text:span text:style-name="T3">Explanandum: </text:span>The wells in my village are now dry for half the year. </text:p>
      <text:p text:style-name="P5"><text:span text:style-name="T3">P2.</text:span>The water table is falling down; we are running out of ground water.</text:p>
      <text:p text:style-name="P8">P3. There are no better explanations of the explanandum.</text:p>
      <text:p text:style-name="P8">C: The water table is falling down and we are running out of grounwater. </text:p>
      <text:p text:style-name="P8"/>
      <text:p text:style-name="P8">Response 4: There are rival explanations that are at least as good</text:p>
      <text:p text:style-name="P8"/>
      <text:p text:style-name="P8"/>
      <text:p text:style-name="P5"><text:span text:style-name="T3">3.</text:span></text:p>
      <text:p text:style-name="P5"><text:span text:style-name="T3">Explanandum :</text:span>After the government stated that the terrorist attacks were supported by Pakistan, a mob attacked the Karachi biscuit company in Bangalore.</text:p>
      <text:p text:style-name="P5"><text:span text:style-name="T3">P2. </text:span>The government must have been right about the terrorist support.</text:p>
      <text:p text:style-name="P8">P3. There are no better explanations of the explanandum.</text:p>
      <text:p text:style-name="P10">C: The government was right about the terrorist support. </text:p>
      <text:p text:style-name="P10"/>
      <text:p text:style-name="P10">Response 2: It cannot explain the explanandum </text:p>
      <text:p text:style-name="P10"/>
      <text:p text:style-name="P10"/>
      <text:p text:style-name="P6"><text:span text:style-name="T4">4.</text:span></text:p>
      <text:p text:style-name="P6"><text:span text:style-name="T4">Explanandum :T</text:span>he money is gone. </text:p>
      <text:p text:style-name="P6"><text:span text:style-name="T4">P2.T</text:span>here are no signs of a robbery. </text:p>
      <text:p text:style-name="P6"><text:span text:style-name="T4">P3. </text:span>The door hasn’t been forced open. </text:p>
      <text:p text:style-name="P6"><text:span text:style-name="T4">P4. </text:span>Nothing else is missing. </text:p>
      <text:p text:style-name="P6"><text:span text:style-name="T4">P5. </text:span>Everything is where you left it. </text:p>
      <text:p text:style-name="P6"><text:span text:style-name="T4">P6. Y</text:span>ou just forgot that you already moved the money. </text:p>
      <text:p text:style-name="P10">C. You forgot you already moved the money.</text:p>
      <text:p text:style-name="P10"/>
      <text:p text:style-name="P6">Response 4: There are rival explanations that are at least as good</text:p>
      <text:p text:style-name="P6"/>
      <text:p text:style-name="P6"/>
      <text:p text:style-name="P6"/>
      <text:p text:style-name="P6"><text:soft-page-break/><text:span text:style-name="T4">5.</text:span></text:p>
      <text:p text:style-name="P6"><text:span text:style-name="T4">Explanandum :T</text:span>he dating apps have seen a boost in users. </text:p>
      <text:p text:style-name="P6"><text:span text:style-name="T4">P1. Since the law was changed to make adultery not a criminal offence, </text:span>married people are going onto the dating apps to look for extramarital affairs.</text:p>
      <text:p text:style-name="P10">P3. <text:span text:style-name="T3">There are no better explanations of the explanandum.</text:span></text:p>
      <text:p text:style-name="P10">C. Married people are going onto the dating apps to look for extramarital affairs.</text:p>
      <text:p text:style-name="P10"/>
      <text:p text:style-name="P10">Response 4: There are rival explanations that are at least as good</text:p>
      <text:p text:style-name="P10"/>
      <text:p text:style-name="P6"><text:span text:style-name="T4">6.</text:span></text:p>
      <text:p text:style-name="P6"><text:span text:style-name="T4">Explanandum :</text:span>Taxes on imports are bad for the world economy. </text:p>
      <text:p text:style-name="P6"><text:span text:style-name="T4">P2 : </text:span>Every time countries start putting large amounts of tax on foreign imports, the world economy goes down.</text:p>
      <text:p text:style-name="P10">P3 :<text:span text:style-name="T3">There are no better explanations of the explanandum.</text:span></text:p>
      <text:p text:style-name="P6"><text:span text:style-name="T4">C: Dont know</text:span></text:p>
      <text:p text:style-name="P10"/>
      <text:p text:style-name="P6"><text:span text:style-name="T4">7.</text:span></text:p>
      <text:p text:style-name="P6"><text:span text:style-name="T4">Explanandum :</text:span>Muslims who have travelled on the Hajj pilgrimage to Mecca normally come back as more observant. They follow the fast more strenuously, and skip the 5 daily prayers less frequently. But there’s another sort of effect too, one that might be of interest to secular governments: Hajjis are more likely to have positive attitudes towards women, and more likely to want peace and harmony between different religious groups. This must be because in Mecca they meet with people from all over the world, and all walks of life. </text:p>
      <text:p text:style-name="P4"/>
      <text:p text:style-name="P6"><text:span text:style-name="T4">8.</text:span></text:p>
      <text:p text:style-name="P6"><text:span text:style-name="T4">Explanandum :</text:span>The Indian team had been playing excellently throughout the whole world cup. But they played terribly in that game in England. </text:p>
      <text:p text:style-name="P6"><text:span text:style-name="T4">P2: I</text:span>f India had won then Pakistan would have got through to the quarter finals.</text:p>
      <text:p text:style-name="P6"><text:span text:style-name="T4">P3.</text:span> <text:span text:style-name="T4">T</text:span>hey were losing on purpose</text:p>
      <text:p text:style-name="P10">P4. India doesn’t want Pakistan to go to quaterfinals. </text:p>
      <text:p text:style-name="P10">C: India was losing on purpose. </text:p>
      <text:p text:style-name="P10"/>
      <text:p text:style-name="P10">Response 3: The explanation isn’t good enough</text:p>
      <text:p text:style-name="P4"/>
      <text:p text:style-name="P6"><text:span text:style-name="T4">9.</text:span></text:p>
      <text:p text:style-name="P6"><text:span text:style-name="T4">Explanandum :</text:span>Recently, there’s been a great deal of interest in the absence of teachers from their classrooms. Teacher are absent almost 25% of the time. This has a huge impact on their children’s’ education. Accordingly, the government has put in place measures to make sure that teachers don’t skip work without permission. Actually though, the government’s measures are misplaced. Teachers are absent a lot, but not usually because they are skipping work. They are away on school business, often attending workshops to become better teachers. In fact, teachers are only absence without reason in 2.5% of the time, which is the same as in other lines of work, such as in the corporate world.</text:p>
      <text:p text:style-name="P4"/>
      <text:p text:style-name="P4"/>
      <text:p text:style-name="P6"><text:span text:style-name="T4">10 </text:span></text:p>
      <text:p text:style-name="P7"><text:span text:style-name="T4">Explanandum :</text:span> <text:span text:style-name="T5">Poverty in India has reduced. </text:span></text:p>
      <text:p text:style-name="P7"><text:span text:style-name="T5">P2.</text:span>The people who have proved to be the most useful to India’s poor have always been those who wished to overtly profit by transforming their lives—non-banking financial companies that replaced street moneylenders; cellphone manufacturers who made cheap computers; telecom tycoons who have made calls almost free; social media billionaires. And, politicians who will do anything to win elections, including actually doing good</text:p>
      <text:p text:style-name="P11"><text:soft-page-break/>P3. There is no better explanation</text:p>
      <text:p text:style-name="P11">C. These above mentioned people helped in reducing poverty in India.</text:p>
      <text:p text:style-name="P11"/>
      <text:p text:style-name="P11">Response 4: There are rival explanations that are at least as goo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6T03:28:58.358685738</meta:creation-date>
    <dc:date>2020-04-16T04:15:37.279456927</dc:date>
    <meta:editing-duration>PT1M42S</meta:editing-duration>
    <meta:editing-cycles>1</meta:editing-cycles>
    <meta:document-statistic meta:table-count="0" meta:image-count="0" meta:object-count="0" meta:page-count="3" meta:paragraph-count="63" meta:word-count="763" meta:character-count="4572" meta:non-whitespace-character-count="3834"/>
    <meta:generator>LibreOffice/6.3.5.2$Linux_X86_64 LibreOffice_project/30$Build-2</meta:generator>
  </office:meta>
</office:document-meta>
</file>